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OPE.SCOPE( ActivityInfo self , ScopeFrame 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completed( FaultData fault , Set &lt; CompensationHandler &gt; compensa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CTIVE.AC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stopEventHandl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.completed( FaultData flt , Set &lt; CompensationHandler &gt; compensat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CTIVE.termin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.run( )</text:p>
          </table:table-cell>
          <table:table-cell office:value-type="float" office:value="32">
            <text:p text:style-name="Table_20_Contents">32</text:p>
          </table:table-cell>
          <table:table-cell office:value-type="float" office:value="21">
            <text:p text:style-name="Table_20_Contents">21</text:p>
          </table:table-cell>
          <table:table-cell office:value-type="float" office:value="160">
            <text:p text:style-name="Table_20_Contents">160</text:p>
          </table:table-cell>
        </table:table-row>
        <table:table-row>
          <table:table-cell office:value-type="string">
            <text:p text:style-name="Table_20_Contents">ACTIVE.failure( String reason , Element 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CTIVE.cancelle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OPE.run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SCOPE.findCompensationData( OScope scop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OPE.findCatch( OFaultHandler fh , QName faultName , OVarType faultType )</text:p>
          </table:table-cell>
          <table:table-cell office:value-type="float" office:value="25">
            <text:p text:style-name="Table_20_Contents">25</text:p>
          </table:table-cell>
          <table:table-cell office:value-type="float" office:value="22">
            <text:p text:style-name="Table_20_Contents">22</text:p>
          </table:table-cell>
          <table:table-cell office:value-type="float" office:value="45">
            <text:p text:style-name="Table_20_Contents">45</text:p>
          </table:table-cell>
        </table:table-row>
        <table:table-row>
          <table:table-cell office:value-type="string">
            <text:p text:style-name="Table_20_Contents">ACTIVE.terminateEventHandle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CTIVE.compensate( OScope scope , SynchChannel r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CTIVE.completed( FaultData flt , Set &lt; CompensationHandler &gt; compenstation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ventHandlerInfo.EventHandlerInfo( OBase o , EventHandlerControlChannel cc , ParentScopeChannel psc , TerminationChannel t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